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A000001B3082EF047.png"/>
  <manifest:file-entry manifest:media-type="image/png" manifest:full-path="Pictures/10000000000001BE000001482F0C5AF9.png"/>
  <manifest:file-entry manifest:media-type="image/png" manifest:full-path="Pictures/100000000000023A000001DA71CA3EAA.png"/>
  <manifest:file-entry manifest:media-type="image/png" manifest:full-path="Pictures/10000000000002D8000001ECF97AAE25.png"/>
  <manifest:file-entry manifest:media-type="image/png" manifest:full-path="Pictures/100000000000014E0000013BF9C8CC6A.png"/>
  <manifest:file-entry manifest:media-type="image/png" manifest:full-path="Pictures/100002000000006400000064C0B74EB1.png"/>
  <manifest:file-entry manifest:media-type="image/png" manifest:full-path="Pictures/10000000000001BE000001486C351C36.png"/>
  <manifest:file-entry manifest:media-type="image/png" manifest:full-path="Pictures/100002000000006400000064C7B1FE7B.png"/>
  <manifest:file-entry manifest:media-type="image/png" manifest:full-path="Pictures/100000000000023A000001B35F041B66.png"/>
  <manifest:file-entry manifest:media-type="image/png" manifest:full-path="Pictures/100002000000006400000064E22CC46B.png"/>
  <manifest:file-entry manifest:media-type="image/png" manifest:full-path="Pictures/100000000000026A00000203C3E8DE38.png"/>
  <manifest:file-entry manifest:media-type="image/png" manifest:full-path="Pictures/100002000000006400000064DC7A4787.png"/>
  <manifest:file-entry manifest:media-type="image/png" manifest:full-path="Pictures/10000000000002D8000001ECD4A3967F.png"/>
  <manifest:file-entry manifest:media-type="image/png" manifest:full-path="Pictures/100002000000006400000064510CCCF2.png"/>
  <manifest:file-entry manifest:media-type="image/png" manifest:full-path="Pictures/100000000000014E0000013B3E1E947E.png"/>
  <manifest:file-entry manifest:media-type="image/png" manifest:full-path="Pictures/100000000000023A000000FF9AACE97C.png"/>
  <manifest:file-entry manifest:media-type="image/png" manifest:full-path="Pictures/100000000000026A000002033F89F3FF.png"/>
  <manifest:file-entry manifest:media-type="image/png" manifest:full-path="Pictures/10000200000000640000006474387C42.png"/>
  <manifest:file-entry manifest:media-type="image/png" manifest:full-path="Pictures/100000000000023A0000010458E09F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1.26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fill="solid" draw:fill-color="#e6e6e6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4c4c4c" draw:textarea-horizontal-align="center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7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9.05cm" svg:height="15.875cm" svg:x="0cm" svg:y="15.675cm">
          <draw:image xlink:href="Pictures/100000000000026A00000203C3E8DE38.png" xlink:type="simple" xlink:show="embed" xlink:actuate="onLoad">
            <text:p text:style-name="P2"/>
          </draw:image>
        </draw:frame>
        <draw:frame draw:style-name="gr1" draw:text-style-name="P1" draw:layer="layout" svg:width="19.05cm" svg:height="15.875cm" svg:x="0cm" svg:y="0cm">
          <draw:image xlink:href="Pictures/100000000000026A000002033F89F3FF.png" xlink:type="simple" xlink:show="embed" xlink:actuate="onLoad">
            <text:p text:style-name="P2"/>
          </draw:image>
        </draw:frame>
        <draw:frame draw:style-name="gr2" draw:text-style-name="P2" draw:layer="layout" svg:width="1.129cm" svg:height="1.518cm" svg:x="0cm" svg:y="0cm">
          <draw:text-box>
            <text:p text:style-name="P2"><text:span text:style-name="T1">a</text:span></text:p>
          </draw:text-box>
        </draw:frame>
        <draw:frame draw:style-name="gr2" draw:text-style-name="P2" draw:layer="layout" svg:width="1.129cm" svg:height="1.518cm" svg:x="0cm" svg:y="16.262cm">
          <draw:text-box>
            <text:p text:style-name="P2"><text:span text:style-name="T1">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1.27cm" svg:height="1.27cm" svg:x="5.08cm" svg:y="1.27cm">
          <draw:image xlink:href="Pictures/100002000000006400000064DC7A4787.png" xlink:type="simple" xlink:show="embed" xlink:actuate="onLoad">
            <text:p text:style-name="P2"/>
          </draw:image>
        </draw:frame>
        <draw:frame draw:style-name="gr4" draw:text-style-name="P4" draw:layer="layout" svg:width="1.27cm" svg:height="1.27cm" svg:x="6.35cm" svg:y="1.27cm">
          <draw:image xlink:href="Pictures/100002000000006400000064E22CC46B.png" xlink:type="simple" xlink:show="embed" xlink:actuate="onLoad">
            <text:p text:style-name="P2"/>
          </draw:image>
        </draw:frame>
        <draw:frame draw:style-name="gr4" draw:text-style-name="P4" draw:layer="layout" svg:width="1.27cm" svg:height="1.27cm" svg:x="7.62cm" svg:y="1.27cm">
          <draw:image xlink:href="Pictures/10000200000000640000006474387C42.png" xlink:type="simple" xlink:show="embed" xlink:actuate="onLoad">
            <text:p text:style-name="P2"/>
          </draw:image>
        </draw:frame>
        <draw:frame draw:style-name="gr4" draw:text-style-name="P4" draw:layer="layout" svg:width="1.27cm" svg:height="1.27cm" svg:x="8.89cm" svg:y="1.27cm">
          <draw:image xlink:href="Pictures/100002000000006400000064C7B1FE7B.png" xlink:type="simple" xlink:show="embed" xlink:actuate="onLoad">
            <text:p text:style-name="P2"/>
          </draw:image>
        </draw:frame>
        <draw:frame draw:style-name="gr4" draw:text-style-name="P4" draw:layer="layout" svg:width="1.27cm" svg:height="1.27cm" svg:x="10.16cm" svg:y="1.27cm">
          <draw:image xlink:href="Pictures/100002000000006400000064C0B74EB1.png" xlink:type="simple" xlink:show="embed" xlink:actuate="onLoad">
            <text:p text:style-name="P2"/>
          </draw:image>
        </draw:frame>
        <draw:frame draw:style-name="gr4" draw:text-style-name="P4" draw:layer="layout" svg:width="1.27cm" svg:height="1.27cm" svg:x="11.43cm" svg:y="1.27cm">
          <draw:image xlink:href="Pictures/100002000000006400000064510CCCF2.png" xlink:type="simple" xlink:show="embed" xlink:actuate="onLoad">
            <text:p text:style-name="P2"/>
          </draw:image>
        </draw:frame>
        <draw:frame draw:style-name="gr1" draw:text-style-name="P1" draw:layer="layout" svg:width="17.852cm" svg:height="12.065cm" svg:x="0cm" svg:y="3.81cm">
          <draw:image xlink:href="Pictures/10000000000002D8000001ECF97AAE25.png" xlink:type="simple" xlink:show="embed" xlink:actuate="onLoad">
            <text:p text:style-name="P2"/>
          </draw:image>
        </draw:frame>
        <draw:frame draw:style-name="gr1" draw:text-style-name="P1" draw:layer="layout" svg:width="17.853cm" svg:height="12.065cm" svg:x="-0.073cm" svg:y="16.51cm">
          <draw:image xlink:href="Pictures/10000000000002D8000001ECD4A3967F.png" xlink:type="simple" xlink:show="embed" xlink:actuate="onLoad">
            <text:p text:style-name="P2"/>
          </draw:image>
        </draw:frame>
        <draw:frame draw:style-name="gr5" draw:text-style-name="P5" draw:layer="layout" svg:width="1.129cm" svg:height="1.517cm" svg:x="0cm" svg:y="0cm">
          <draw:text-box>
            <text:p text:style-name="P2"><text:span text:style-name="T1">a</text:span></text:p>
          </draw:text-box>
        </draw:frame>
        <draw:frame draw:style-name="gr5" draw:text-style-name="P5" draw:layer="layout" svg:width="1.129cm" svg:height="1.517cm" svg:x="0cm" svg:y="16.898cm">
          <draw:text-box>
            <text:p text:style-name="P2"><text:span text:style-name="T1">c</text:span></text:p>
          </draw:text-box>
        </draw:frame>
        <draw:frame draw:style-name="gr5" draw:text-style-name="P5" draw:layer="layout" svg:width="1.192cm" svg:height="1.517cm" svg:x="0cm" svg:y="4.198cm">
          <draw:text-box>
            <text:p text:style-name="P2"><text:span text:style-name="T1">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5.273cm" svg:height="12.7cm" svg:x="0cm" svg:y="0cm">
          <draw:image xlink:href="Pictures/100000000000023A000001DA71CA3EAA.png" xlink:type="simple" xlink:show="embed" xlink:actuate="onLoad">
            <text:p text:style-name="P2"/>
          </draw:image>
        </draw:frame>
        <draw:frame draw:style-name="gr1" draw:text-style-name="P1" draw:layer="layout" svg:width="15.24cm" svg:height="6.015cm" svg:x="13.87cm" svg:y="0.335cm">
          <draw:image xlink:href="Pictures/100000000000023A0000010458E09F20.png" xlink:type="simple" xlink:show="embed" xlink:actuate="onLoad">
            <text:p text:style-name="P2"/>
          </draw:image>
        </draw:frame>
        <draw:frame draw:style-name="gr1" draw:text-style-name="P1" draw:layer="layout" svg:width="8.836cm" svg:height="8.333cm" svg:x="9.525cm" svg:y="12.7cm">
          <draw:image xlink:href="Pictures/100000000000014E0000013B3E1E947E.png" xlink:type="simple" xlink:show="embed" xlink:actuate="onLoad">
            <text:p text:style-name="P2"/>
          </draw:image>
        </draw:frame>
        <draw:frame draw:style-name="gr1" draw:text-style-name="P1" draw:layer="layout" svg:width="8.836cm" svg:height="8.333cm" svg:x="19.05cm" svg:y="12.622cm">
          <draw:image xlink:href="Pictures/100000000000014E0000013BF9C8CC6A.png" xlink:type="simple" xlink:show="embed" xlink:actuate="onLoad">
            <text:p text:style-name="P2"/>
          </draw:image>
        </draw:frame>
        <draw:frame draw:style-name="gr6" draw:text-style-name="P2" draw:layer="layout" svg:width="1.768cm" svg:height="0.964cm" svg:x="11.43cm" svg:y="19.991cm">
          <draw:text-box>
            <text:p text:style-name="P2">-400</text:p>
          </draw:text-box>
        </draw:frame>
        <draw:frame draw:style-name="gr6" draw:text-style-name="P2" draw:layer="layout" svg:width="2.454cm" svg:height="0.964cm" svg:x="14.879cm" svg:y="19.885cm">
          <draw:text-box>
            <text:p text:style-name="P2">+400</text:p>
          </draw:text-box>
        </draw:frame>
        <draw:frame draw:style-name="gr6" draw:text-style-name="P2" draw:layer="layout" svg:width="1.768cm" svg:height="0.964cm" svg:x="21.302cm" svg:y="19.991cm">
          <draw:text-box>
            <text:p text:style-name="P2">-400</text:p>
          </draw:text-box>
        </draw:frame>
        <draw:frame draw:style-name="gr6" draw:text-style-name="P2" draw:layer="layout" svg:width="1.964cm" svg:height="0.964cm" svg:x="24.706cm" svg:y="19.985cm">
          <draw:text-box>
            <text:p text:style-name="P2">+400</text:p>
          </draw:text-box>
        </draw:frame>
        <draw:frame draw:style-name="gr5" draw:text-style-name="P2" draw:layer="layout" svg:width="7.322cm" svg:height="0.963cm" draw:transform="rotate (1.5707963267946) translate (8.89cm 20.657cm)">
          <draw:text-box>
            <text:p text:style-name="P2">Mean correct RT (msec)</text:p>
          </draw:text-box>
        </draw:frame>
        <draw:frame draw:style-name="gr5" draw:text-style-name="P2" draw:layer="layout" svg:width="5.54cm" svg:height="0.963cm" draw:transform="rotate (1.5707963267946) translate (18.415cm 19.685cm)">
          <draw:text-box>
            <text:p text:style-name="P2">Proportion correct</text:p>
          </draw:text-box>
        </draw:frame>
        <draw:rect draw:style-name="gr7" draw:text-style-name="P1" draw:layer="layout" svg:width="0.635cm" svg:height="0.635cm" svg:x="3.175cm" svg:y="13.87cm">
          <text:p text:style-name="P2"/>
        </draw:rect>
        <draw:rect draw:style-name="gr8" draw:text-style-name="P1" draw:layer="layout" svg:width="0.635cm" svg:height="0.635cm" svg:x="3.175cm" svg:y="15.14cm">
          <text:p text:style-name="P2"/>
        </draw:rect>
        <draw:frame draw:style-name="gr5" draw:text-style-name="P5" draw:layer="layout" svg:width="1.129cm" svg:height="1.517cm" svg:x="0.001cm" svg:y="0.001cm">
          <draw:text-box>
            <text:p text:style-name="P2"><text:span text:style-name="T1">a</text:span></text:p>
          </draw:text-box>
        </draw:frame>
        <draw:frame draw:style-name="gr9" draw:text-style-name="P6" draw:layer="layout" svg:width="1.27cm" svg:height="1.517cm" svg:x="13.97cm" svg:y="0cm">
          <draw:text-box>
            <text:p text:style-name="P2"><text:span text:style-name="T1">b</text:span></text:p>
          </draw:text-box>
        </draw:frame>
        <draw:frame draw:style-name="gr5" draw:text-style-name="P5" draw:layer="layout" svg:width="1.192cm" svg:height="1.517cm" svg:x="7.698cm" svg:y="12.7cm">
          <draw:text-box>
            <text:p text:style-name="P2"><text:span text:style-name="T1">d</text:span></text:p>
          </draw:text-box>
        </draw:frame>
        <draw:frame draw:style-name="gr5" draw:text-style-name="P5" draw:layer="layout" svg:width="1.129cm" svg:height="1.517cm" svg:x="17.858cm" svg:y="12.7cm">
          <draw:text-box>
            <text:p text:style-name="P2"><text:span text:style-name="T1">e</text:span></text:p>
          </draw:text-box>
        </draw:frame>
        <draw:frame draw:style-name="gr1" draw:text-style-name="P1" draw:layer="layout" svg:width="15.08cm" svg:height="6.111cm" svg:x="13.97cm" svg:y="6.35cm">
          <draw:image xlink:href="Pictures/100000000000023A000000FF9AACE97C.png" xlink:type="simple" xlink:show="embed" xlink:actuate="onLoad">
            <text:p text:style-name="P2"/>
          </draw:image>
        </draw:frame>
        <draw:frame draw:style-name="gr9" draw:text-style-name="P6" draw:layer="layout" svg:width="1.27cm" svg:height="1.517cm" svg:x="13.97cm" svg:y="5.468cm">
          <draw:text-box>
            <text:p text:style-name="P2"><text:span text:style-name="T1">c</text:span></text:p>
          </draw:text-box>
        </draw:frame>
        <draw:frame draw:style-name="gr5" draw:layer="layout" svg:width="3.495cm" svg:height="0.963cm" svg:x="3.71cm" svg:y="13.642cm">
          <draw:text-box>
            <text:p text:style-name="P2">Consistent</text:p>
          </draw:text-box>
        </draw:frame>
        <draw:frame draw:style-name="gr5" draw:layer="layout" svg:width="3.884cm" svg:height="0.963cm" svg:x="3.81cm" svg:y="14.912cm">
          <draw:text-box>
            <text:p text:style-name="P2">Inconsistent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4.146cm" svg:height="10.795cm" svg:x="0cm" svg:y="0cm">
          <draw:image xlink:href="Pictures/100000000000023A000001B3082EF047.png" xlink:type="simple" xlink:show="embed" xlink:actuate="onLoad">
            <text:p text:style-name="P2"/>
          </draw:image>
        </draw:frame>
        <draw:frame draw:style-name="gr1" draw:text-style-name="P1" draw:layer="layout" svg:width="14.146cm" svg:height="10.795cm" svg:x="13.845cm" svg:y="0cm">
          <draw:image xlink:href="Pictures/100000000000023A000001B35F041B66.png" xlink:type="simple" xlink:show="embed" xlink:actuate="onLoad">
            <text:p text:style-name="P2"/>
          </draw:image>
        </draw:frame>
        <draw:frame draw:style-name="gr1" draw:text-style-name="P1" draw:layer="layout" svg:width="11.799cm" svg:height="8.677cm" svg:x="5.715cm" svg:y="10.795cm">
          <draw:image xlink:href="Pictures/10000000000001BE000001482F0C5AF9.png" xlink:type="simple" xlink:show="embed" xlink:actuate="onLoad">
            <text:p text:style-name="P2"/>
          </draw:image>
        </draw:frame>
        <draw:frame draw:style-name="gr1" draw:text-style-name="P1" draw:layer="layout" svg:width="11.799cm" svg:height="8.677cm" svg:x="16.192cm" svg:y="10.795cm">
          <draw:image xlink:href="Pictures/10000000000001BE000001486C351C36.png" xlink:type="simple" xlink:show="embed" xlink:actuate="onLoad">
            <text:p text:style-name="P2"/>
          </draw:image>
        </draw:frame>
        <draw:rect draw:style-name="gr7" draw:text-style-name="P1" draw:layer="layout" svg:width="0.635cm" svg:height="0.635cm" svg:x="0.635cm" svg:y="12.7cm">
          <text:p text:style-name="P2"/>
        </draw:rect>
        <draw:rect draw:style-name="gr8" draw:text-style-name="P1" draw:layer="layout" svg:width="0.635cm" svg:height="0.635cm" svg:x="0.635cm" svg:y="13.97cm">
          <text:p text:style-name="P2"/>
        </draw:rect>
        <draw:frame draw:style-name="gr5" draw:layer="layout" svg:width="3.495cm" svg:height="0.963cm" svg:x="1.27cm" svg:y="12.7cm">
          <draw:text-box>
            <text:p text:style-name="P2">Consistent</text:p>
          </draw:text-box>
        </draw:frame>
        <draw:frame draw:style-name="gr5" draw:layer="layout" svg:width="3.884cm" svg:height="0.963cm" svg:x="1.27cm" svg:y="13.97cm">
          <draw:text-box>
            <text:p text:style-name="P2">Inconsistent</text:p>
          </draw:text-box>
        </draw:frame>
        <draw:frame draw:style-name="gr5" draw:text-style-name="P2" draw:layer="layout" svg:width="7.322cm" svg:height="0.963cm" draw:transform="rotate (1.5707963267946) translate (5.387cm 18.415cm)">
          <draw:text-box>
            <text:p text:style-name="P2">Mean correct RT (msec)</text:p>
          </draw:text-box>
        </draw:frame>
        <draw:frame draw:style-name="gr5" draw:text-style-name="P2" draw:layer="layout" svg:width="5.54cm" svg:height="0.963cm" draw:transform="rotate (1.5707963267946) translate (15.875cm 17.605cm)">
          <draw:text-box>
            <text:p text:style-name="P2">Proportion correct</text:p>
          </draw:text-box>
        </draw:frame>
        <draw:frame draw:style-name="gr6" draw:text-style-name="P2" draw:layer="layout" svg:width="1.768cm" svg:height="0.964cm" svg:x="8.392cm" svg:y="18.415cm">
          <draw:text-box>
            <text:p text:style-name="P2">-600</text:p>
          </draw:text-box>
        </draw:frame>
        <draw:frame draw:style-name="gr6" draw:text-style-name="P2" draw:layer="layout" svg:width="2.454cm" svg:height="0.964cm" svg:x="13.335cm" svg:y="18.415cm">
          <draw:text-box>
            <text:p text:style-name="P2">+600</text:p>
          </draw:text-box>
        </draw:frame>
        <draw:frame draw:style-name="gr6" draw:text-style-name="P2" draw:layer="layout" svg:width="1.768cm" svg:height="0.964cm" svg:x="19.05cm" svg:y="18.415cm">
          <draw:text-box>
            <text:p text:style-name="P2">-600</text:p>
          </draw:text-box>
        </draw:frame>
        <draw:frame draw:style-name="gr6" draw:text-style-name="P2" draw:layer="layout" svg:width="1.964cm" svg:height="0.964cm" svg:x="23.495cm" svg:y="18.415cm">
          <draw:text-box>
            <text:p text:style-name="P2">+600</text:p>
          </draw:text-box>
        </draw:frame>
        <draw:frame draw:style-name="gr5" draw:text-style-name="P5" draw:layer="layout" svg:width="1.129cm" svg:height="1.517cm" svg:x="0.001cm" svg:y="0.002cm">
          <draw:text-box>
            <text:p text:style-name="P2"><text:span text:style-name="T1">a</text:span></text:p>
          </draw:text-box>
        </draw:frame>
        <draw:frame draw:style-name="gr9" draw:text-style-name="P6" draw:layer="layout" svg:width="1.27cm" svg:height="1.517cm" svg:x="12.7cm" svg:y="0cm">
          <draw:text-box>
            <text:p text:style-name="P2"><text:span text:style-name="T1">b</text:span></text:p>
          </draw:text-box>
        </draw:frame>
        <draw:frame draw:style-name="gr5" draw:text-style-name="P5" draw:layer="layout" svg:width="1.192cm" svg:height="1.517cm" svg:x="3.888cm" svg:y="10.795cm">
          <draw:text-box>
            <text:p text:style-name="P2"><text:span text:style-name="T1">d</text:span></text:p>
          </draw:text-box>
        </draw:frame>
        <draw:frame draw:style-name="gr5" draw:text-style-name="P5" draw:layer="layout" svg:width="1.129cm" svg:height="1.517cm" svg:x="15.875cm" svg:y="10.548cm">
          <draw:text-box>
            <text:p text:style-name="P2"><text:span text:style-name="T1">e</text:span></text:p>
          </draw:text-box>
        </draw:frame>
        <draw:frame draw:style-name="gr9" draw:text-style-name="P6" draw:layer="layout" svg:width="1.27cm" svg:height="1.517cm" svg:x="12.7cm" svg:y="5.468cm">
          <draw:text-box>
            <text:p text:style-name="P2"><text:span text:style-name="T1">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35.5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352cm" svg:height="6.8cm" svg:x="2.911cm" svg:y="3.022cm" draw:page-number="1"/>
      <draw:page-thumbnail draw:layer="backgroundobjects" svg:width="5.352cm" svg:height="6.8cm" svg:x="11.293cm" svg:y="3.022cm"/>
      <draw:page-thumbnail draw:layer="backgroundobjects" svg:width="5.352cm" svg:height="6.8cm" svg:x="19.675cm" svg:y="3.022cm"/>
      <draw:page-thumbnail draw:layer="backgroundobjects" svg:width="5.352cm" svg:height="6.8cm" svg:x="2.911cm" svg:y="11.766cm"/>
      <draw:page-thumbnail draw:layer="backgroundobjects" svg:width="5.352cm" svg:height="6.8cm" svg:x="11.293cm" svg:y="11.766cm"/>
      <draw:page-thumbnail draw:layer="backgroundobjects" svg:width="5.352cm" svg:height="6.8cm" svg:x="19.675cm" svg:y="11.766cm"/>
    </style:handout-master>
    <style:master-page style:name="Default" style:page-layout-name="PM1" draw:style-name="dp1">
      <draw:frame presentation:style-name="Default-title" draw:layer="backgroundobjects" svg:width="25.191cm" svg:height="5.937cm" svg:x="1.399cm" svg:y="1.417cm" presentation:class="title" presentation:placeholder="true">
        <draw:text-box/>
      </draw:frame>
      <draw:frame presentation:style-name="Default-outline1" draw:layer="backgroundobjects" svg:width="25.191cm" svg:height="23.468cm" svg:x="1.399cm" svg:y="8.321cm" presentation:class="outline" presentation:placeholder="true">
        <draw:text-box/>
      </draw:frame>
      <draw:frame presentation:style-name="pr1" draw:text-style-name="P1" draw:layer="backgroundobjects" svg:width="6.521cm" svg:height="2.452cm" svg:x="1.399cm" svg:y="32.395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2.452cm" svg:x="9.572cm" svg:y="32.395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2.452cm" svg:x="20.069cm" svg:y="32.3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Ed Vul</meta:initial-creator>
    <meta:creation-date>2007-12-03T15:17:28</meta:creation-date>
    <dc:creator>Ed Vul</dc:creator>
    <dc:date>2007-12-04T17:02:30</dc:date>
    <meta:editing-cycles>10</meta:editing-cycles>
    <meta:editing-duration>PT23H37M8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